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41cm" svg:height="3.666cm" svg:x="6.698cm" svg:y="4.595cm">
            <draw:object draw:notify-on-update-of-ranges="Sheet1.F3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11cm" svg:height="3.718cm" svg:x="13.504cm" svg:y="4.569cm">
            <draw:object draw:notify-on-update-of-ranges="Sheet1.I3:Sheet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11cm" svg:height="3.559cm" svg:x="20.229cm" svg:y="4.595cm">
            <draw:object draw:notify-on-update-of-ranges="Sheet1.L3:Sheet1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3" office:value-type="string" calcext:value-type="string" table:number-columns-spanned="3" table:number-rows-spanned="1">
            <text:p>Sem carga</text:p>
          </table:table-cell>
          <table:covered-table-cell/>
          <table:covered-table-cell table:style-name="ce3"/>
          <table:table-cell table:style-name="ce3" office:value-type="string" calcext:value-type="string" table:number-columns-spanned="3" table:number-rows-spanned="1">
            <text:p>0,5 Kg</text:p>
          </table:table-cell>
          <table:covered-table-cell/>
          <table:covered-table-cell table:style-name="ce3"/>
          <table:table-cell table:style-name="ce3" office:value-type="string" calcext:value-type="string" table:number-columns-spanned="3" table:number-rows-spanned="1">
            <text:p>1 Kg</text:p>
          </table:table-cell>
          <table:covered-table-cell/>
          <table:covered-table-cell table:style-name="ce3"/>
          <table:table-cell table:style-name="ce3" office:value-type="string" calcext:value-type="string" table:number-columns-spanned="3" table:number-rows-spanned="1">
            <text:p>1,5 Kg</text:p>
          </table:table-cell>
          <table:covered-table-cell/>
          <table:covered-table-cell table:style-name="ce3"/>
          <table:table-cell table:style-name="ce3" office:value-type="string" calcext:value-type="string" table:number-columns-spanned="3" table:number-rows-spanned="1">
            <text:p>2 Kg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/4</text:p>
          </table:table-cell>
          <table:table-cell table:number-columns-repeated="2"/>
          <table:table-cell office:value-type="string" calcext:value-type="string">
            <text:p>Pi/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/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/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2</text:p>
          </table:table-cell>
          <table:table-cell table:number-columns-repeated="2"/>
          <table:table-cell office:value-type="string" calcext:value-type="string">
            <text:p>Pi/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/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/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i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i/4</text:p>
          </table:table-cell>
          <table:table-cell table:number-columns-repeated="2"/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i/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Pi/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Pi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-00-0000</text:date>, <text:time style:data-style-name="N2" text:time-value="10:54:18.70351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7:59:19.260569193</meta:creation-date>
    <dc:date>2023-11-27T11:56:55.848313166</dc:date>
    <meta:editing-duration>PT2H31M4S</meta:editing-duration>
    <meta:editing-cycles>3</meta:editing-cycles>
    <meta:generator>LibreOffice/6.4.7.2$Linux_X86_64 LibreOffice_project/40$Build-2</meta:generator>
    <meta:document-statistic meta:table-count="1" meta:cell-count="7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642cm" svg:height="3.667cm" xlink:href=".." xlink:type="simple" chart:class="chart:line" chart:style-name="ch1">
        <chart:legend chart:legend-position="end" svg:x="4.901cm" svg:y="1.534cm" style:legend-expansion="high" chart:style-name="ch2"/>
        <chart:plot-area chart:style-name="ch3" table:cell-range-address="Sheet1.F3:Sheet1.F7" chart:data-source-has-labels="row" svg:x="-0.365cm" svg:y="0.002cm" svg:width="5.151cm" svg:height="4.018cm">
          <chartooo:coordinate-region svg:x="0.256cm" svg:y="0.201cm" svg:width="4.436cm" svg:height="3.1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7" loext:label-string="kff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12cm" svg:height="3.719cm" xlink:href=".." xlink:type="simple" chart:class="chart:line" chart:style-name="ch1">
        <chart:legend chart:legend-position="end" svg:x="4.771cm" svg:y="1.56cm" style:legend-expansion="high" chart:style-name="ch2"/>
        <chart:plot-area chart:style-name="ch3" table:cell-range-address="Sheet1.I3:Sheet1.I7" chart:data-source-has-labels="row" svg:x="0.13cm" svg:y="0.074cm" svg:width="4.511cm" svg:height="3.571cm">
          <chartooo:coordinate-region svg:x="0.566cm" svg:y="0.273cm" svg:width="3.797cm" svg:height="2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7" loext:label-string="kff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12cm" svg:height="3.56cm" xlink:href=".." xlink:type="simple" chart:class="chart:line" chart:style-name="ch1">
        <chart:legend chart:legend-position="end" svg:x="4.571cm" svg:y="1.481cm" style:legend-expansion="high" chart:style-name="ch2"/>
        <chart:plot-area chart:style-name="ch3" table:cell-range-address="Sheet1.L3:Sheet1.L7" chart:data-source-has-labels="row" svg:x="0.126cm" svg:y="0.071cm" svg:width="4.319cm" svg:height="3.418cm">
          <chartooo:coordinate-region svg:x="0.747cm" svg:y="0.27cm" svg:width="3.604cm" svg:height="2.5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7" loext:label-string="kff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